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d385" officeooo:paragraph-rsid="000ad38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Liberation Serif"/>
    </style:style>
    <style:style style:name="P4" style:family="paragraph" style:parent-style-name="Text_20_body" style:list-style-name="L1">
      <style:text-properties style:font-name="Liberation Serif" officeooo:rsid="000ad385" officeooo:paragraph-rsid="000ad385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ext_20_body" style:list-style-name="L2"/>
    <style:style style:name="T1" style:family="text">
      <style:text-properties officeooo:rsid="000ad385"/>
    </style:style>
    <style:style style:name="T2" style:family="text">
      <style:text-properties style:font-name="Liberation Seri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JERCICIO 1</text:span></text:p>
      <text:p text:style-name="Text_20_body">a) <text:s/><text:span text:style-name="T1">x</text:span></text:p>
      <text:p text:style-name="P1">b) y</text:p>
      <text:p text:style-name="P1">Salida del código:</text:p>
      <text:p text:style-name="P1">a.y = 5</text:p>
      <text:p text:style-name="P1">b.y = 6</text:p>
      <text:p text:style-name="P1">a.x = 2</text:p>
      <text:p text:style-name="P1">b.x = 2</text:p>
      <text:p text:style-name="P1">IdentifyMyParts.x = 2</text:p>
      <text:p text:style-name="P1"><text:span text:style-name="Strong_20_Emphasis"><text:span text:style-name="T2">EJERCICIO 2</text:span></text:span></text:p>
      <text:list text:style-name="L1">
        <text:list-item>
          <text:p text:style-name="P2"><text:span text:style-name="T2">El problema con el programa es que se intenta acceder a las propiedades de </text:span><text:span text:style-name="Source_20_Text"><text:span text:style-name="T2">myRect</text:span></text:span><text:span text:style-name="T2"> sin inicializarlo. La variable </text:span><text:span text:style-name="Source_20_Text"><text:span text:style-name="T2">myRect</text:span></text:span><text:span text:style-name="T2"> no fue instanciada antes de asignar valores a </text:span><text:span text:style-name="Source_20_Text"><text:span text:style-name="T2">width</text:span></text:span><text:span text:style-name="T2"> y </text:span><text:span text:style-name="Source_20_Text"><text:span text:style-name="T2">height</text:span></text:span><text:span text:style-name="T2">.</text:span></text:p>
        </text:list-item>
        <text:list-item>
          <text:p text:style-name="P3">Solución del error:</text:p>
          <text:p text:style-name="P3">public class SomethingIsWrong {</text:p>
          <text:p text:style-name="P3"><text:s text:c="4"/>public static void main(String[] args) {</text:p>
          <text:p text:style-name="P3"><text:s text:c="8"/>Rectangle myRect = new Rectangle(); <text:s/>// Instanciamos el objeto</text:p>
          <text:p text:style-name="P3"><text:s text:c="8"/>myRect.width = 40;</text:p>
          <text:p text:style-name="P3"><text:s text:c="8"/>myRect.height = 50;</text:p>
          <text:p text:style-name="P3"><text:s text:c="8"/>System.out.println("myRect's area is " + (myRect.width * myRect.height));</text:p>
          <text:p text:style-name="P3"><text:s text:c="4"/>}</text:p>
          <text:p text:style-name="P3">}</text:p>
          <text:p text:style-name="P4">Nueva salida: myRect's area is 2000</text:p>
        </text:list-item>
      </text:list>
      <text:p text:style-name="P5"><text:span text:style-name="Strong_20_Emphasis">EJERCICIO 3</text:span></text:p>
      <text:list text:style-name="L2">
        <text:list-item>
          <text:p text:style-name="P6"><text:span text:style-name="T2">Existen dos referencias al objeto "Peter Parker": una en </text:span><text:span text:style-name="Source_20_Text"><text:span text:style-name="T2">students[0]</text:span></text:span><text:span text:style-name="T2"> y otra en </text:span><text:span text:style-name="Source_20_Text"><text:span text:style-name="T2">studentName</text:span></text:span><text:span text:style-name="T2">. Luego de asignar </text:span><text:span text:style-name="Source_20_Text"><text:span text:style-name="T2">studentName = null;</text:span></text:span><text:span text:style-name="T2">, solo queda una referencia (en </text:span><text:span text:style-name="Source_20_Text"><text:span text:style-name="T2">students[0]</text:span></text:span><text:span text:style-name="T2">). Ninguno de los objetos es candidato a ser eliminado por el garbage collector.</text:span></text:p>
        </text:list-item>
        <text:list-item>
          <text:p text:style-name="P6"><text:span text:style-name="T2">public class NumberHolder {</text:span></text:p>
          <text:p text:style-name="P6"><text:span text:style-name="T2"><text:s text:c="4"/>public int anInt;</text:span></text:p>
          <text:p text:style-name="P6"><text:span text:style-name="T2"><text:s text:c="4"/>public float aFloat;</text:span></text:p>
          <text:p text:style-name="P6"><text:span text:style-name="T2"/></text:p>
          <text:p text:style-name="P6"><text:span text:style-name="T2"><text:s text:c="4"/>public static void main(String[] args) {</text:span></text:p>
          <text:p text:style-name="P6"><text:span text:style-name="T2"><text:s text:c="8"/>NumberHolder nh = new NumberHolder();</text:span></text:p>
          <text:p text:style-name="P6"><text:soft-page-break/><text:span text:style-name="T2"><text:s text:c="8"/>nh.anInt = 42;</text:span></text:p>
          <text:p text:style-name="P6"><text:span text:style-name="T2"><text:s text:c="8"/>nh.aFloat = 3.14f;</text:span></text:p>
          <text:p text:style-name="P6"><text:span text:style-name="T2"><text:s text:c="8"/>System.out.println("anInt: " + nh.anInt);</text:span></text:p>
          <text:p text:style-name="P6"><text:span text:style-name="T2"><text:s text:c="8"/>System.out.println("aFloat: " + nh.aFloat);</text:span></text:p>
          <text:p text:style-name="P6"><text:span text:style-name="T2"><text:s text:c="4"/>}</text:span></text:p>
          <text:p text:style-name="P6"><text:span text:style-name="T2">}</text:span></text:p>
        </text:list-item>
      </text:list>
      <text:p text:style-name="P5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1-26T20:53:00.362187137</dc:date>
    <meta:editing-duration>PT8M34S</meta:editing-duration>
    <meta:editing-cycles>1</meta:editing-cycles>
    <meta:document-statistic meta:table-count="0" meta:image-count="0" meta:object-count="0" meta:page-count="2" meta:paragraph-count="34" meta:word-count="183" meta:character-count="1203" meta:non-whitespace-character-count="960"/>
  </office:meta>
</office:document-meta>
</file>